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3E0000003D4C549A77569FC2E0.png" manifest:media-type="image/png"/>
  <manifest:file-entry manifest:full-path="Pictures/1000086500000B0F00000A56479D957FC3180E2D.svg" manifest:media-type="image/svg+xml"/>
  <manifest:file-entry manifest:full-path="Pictures/100005470000066000000641BA5F9AC12746B552.svg" manifest:media-type="image/svg+xml"/>
  <manifest:file-entry manifest:full-path="Pictures/100002010000005000000045A94134A0FA7261DD.png" manifest:media-type="image/png"/>
  <manifest:file-entry manifest:full-path="Pictures/1000047900000838000007195AB5124BEC061D19.svg" manifest:media-type="image/svg+xml"/>
  <manifest:file-entry manifest:full-path="Pictures/10000201000000C7000000C629322D1488433907.png" manifest:media-type="image/png"/>
  <manifest:file-entry manifest:full-path="Pictures/100002010000003E0000003DBBCC30F0EF862D5D.png" manifest:media-type="image/png"/>
  <manifest:file-entry manifest:full-path="Pictures/1000051500000CC800000768E4CEF40EAB52CA7A.svg" manifest:media-type="image/svg+xml"/>
  <manifest:file-entry manifest:full-path="Pictures/1000060200000CC800000768B7F4ED0F9FCFFA4B.svg" manifest:media-type="image/svg+xml"/>
  <manifest:file-entry manifest:full-path="Pictures/100004EC00000CC800000768DA4C0A0C394DC0C3.svg" manifest:media-type="image/svg+xml"/>
  <manifest:file-entry manifest:full-path="Pictures/10001AE10000149E00001476E4E517F675AFC8DA.svg" manifest:media-type="image/svg+xml"/>
  <manifest:file-entry manifest:full-path="Pictures/10000201000000C7000000C68CE64730F813F858.png" manifest:media-type="image/png"/>
  <manifest:file-entry manifest:full-path="Pictures/10001BA50000149E000014761E348F5C8C3310C5.svg" manifest:media-type="image/svg+xml"/>
  <manifest:file-entry manifest:full-path="Pictures/1000020100000062000000186007FD4B36FEDC98.png" manifest:media-type="image/png"/>
  <manifest:file-entry manifest:full-path="Pictures/100002010000007C00000048AFB167FE0C9F94E3.png" manifest:media-type="image/png"/>
  <manifest:file-entry manifest:full-path="Pictures/100002010000006B00000064676A0178B06E3F11.png" manifest:media-type="image/png"/>
  <manifest:file-entry manifest:full-path="Pictures/1000062D0000066000000641AEA7772A74DEBC71.svg" manifest:media-type="image/svg+xml"/>
  <manifest:file-entry manifest:full-path="Pictures/100002010000007C00000048D52005DA4E20F23A.png" manifest:media-type="image/png"/>
  <manifest:file-entry manifest:full-path="Pictures/100002010000007C0000004891F2E18CAF41BE53.png" manifest:media-type="image/png"/>
  <manifest:file-entry manifest:full-path="Pictures/1000025800000A2B0000027299B497E0957C249C.svg" manifest:media-type="image/svg+xml"/>
  <manifest:file-entry manifest:full-path="Pictures/10001AD90000149E00001476B3C15491596A6F53.svg" manifest:media-type="image/svg+xml"/>
  <manifest:file-entry manifest:full-path="Pictures/10000201000000C7000000C6EB5ABDC4F93415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svg:stroke-color="#000000" draw:marker-start-width="0cm" draw:marker-end-width="0cm" draw:fill="none" draw:fill-color="#ffffff" fo:min-height="2.05cm" fo:padding-top="-0.077cm" fo:padding-bottom="-0.077cm" fo:padding-left="0.048cm" fo:padding-right="0.0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.604cm" svg:height="5.334cm" svg:x="10.368cm" svg:y="10.076cm">
            <draw:image xlink:href="Pictures/1000060200000CC800000768B7F4ED0F9FCFFA4B.svg" xlink:type="simple" xlink:show="embed" xlink:actuate="onLoad" loext:mime-type="image/svg+xml">
              <text:p text:style-name="P1"/>
              <text:p text:style-name="P1">ESP8266</text:p>
              <text:p text:style-name="P1">Gateway</text:p>
            </draw:image>
            <draw:image xlink:href="Pictures/100002010000007C00000048AFB167FE0C9F94E3.png" xlink:type="simple" xlink:show="embed" xlink:actuate="onLoad" loext:mime-type="image/png"/>
          </draw:frame>
          <draw:frame draw:style-name="gr1" draw:text-style-name="P2" draw:layer="layout" svg:width="6.604cm" svg:height="5.334cm" svg:x="10.368cm" svg:y="14.965cm">
            <draw:image xlink:href="Pictures/1000051500000CC800000768E4CEF40EAB52CA7A.svg" xlink:type="simple" xlink:show="embed" xlink:actuate="onLoad" loext:mime-type="image/svg+xml">
              <text:p text:style-name="P1"/>
              <text:p text:style-name="P1"/>
              <text:p text:style-name="P1">Raspberry</text:p>
              <text:p text:style-name="P1">Pi</text:p>
              <text:p text:style-name="P1">Gateway</text:p>
            </draw:image>
            <draw:image xlink:href="Pictures/100002010000007C00000048D52005DA4E20F23A.png" xlink:type="simple" xlink:show="embed" xlink:actuate="onLoad" loext:mime-type="image/png"/>
          </draw:frame>
          <draw:frame draw:style-name="gr1" draw:text-style-name="P2" draw:layer="layout" svg:width="6.604cm" svg:height="5.334cm" svg:x="10.368cm" svg:y="4.805cm">
            <draw:image xlink:href="Pictures/100004EC00000CC800000768DA4C0A0C394DC0C3.svg" xlink:type="simple" xlink:show="embed" xlink:actuate="onLoad" loext:mime-type="image/svg+xml">
              <text:p text:style-name="P1"/>
              <text:p text:style-name="P3">Arduino</text:p>
              <text:p text:style-name="P3">Gateway</text:p>
            </draw:image>
            <draw:image xlink:href="Pictures/100002010000007C0000004891F2E18CAF41BE53.png" xlink:type="simple" xlink:show="embed" xlink:actuate="onLoad" loext:mime-type="image/png"/>
          </draw:frame>
        </draw:g>
        <draw:g>
          <draw:g>
            <draw:frame draw:style-name="gr1" draw:text-style-name="P2" draw:layer="layout" svg:width="4.812cm" svg:height="4.125cm" svg:x="20.018cm" svg:y="10.681cm">
              <draw:image xlink:href="Pictures/10001AE10000149E00001476E4E517F675AFC8DA.svg" xlink:type="simple" xlink:show="embed" xlink:actuate="onLoad" loext:mime-type="image/svg+xml">
                <text:p text:style-name="P1">ESP8266</text:p>
              </draw:image>
              <draw:image xlink:href="Pictures/10000201000000C7000000C68CE64730F813F858.png" xlink:type="simple" xlink:show="embed" xlink:actuate="onLoad" loext:mime-type="image/png"/>
            </draw:frame>
            <draw:frame draw:style-name="gr1" draw:text-style-name="P2" draw:layer="layout" svg:width="4.812cm" svg:height="4.125cm" svg:x="20.399cm" svg:y="15.57cm">
              <draw:image xlink:href="Pictures/10001AD90000149E00001476B3C15491596A6F53.svg" xlink:type="simple" xlink:show="embed" xlink:actuate="onLoad" loext:mime-type="image/svg+xml">
                <text:p text:style-name="P1">Raspberry</text:p>
                <text:p text:style-name="P1">Pi</text:p>
              </draw:image>
              <draw:image xlink:href="Pictures/10000201000000C7000000C6EB5ABDC4F93415CD.png" xlink:type="simple" xlink:show="embed" xlink:actuate="onLoad" loext:mime-type="image/png"/>
            </draw:frame>
            <draw:frame draw:style-name="gr1" draw:text-style-name="P2" draw:layer="layout" svg:width="4.812cm" svg:height="4.125cm" svg:x="20.004cm" svg:y="5.41cm">
              <draw:image xlink:href="Pictures/10001BA50000149E000014761E348F5C8C3310C5.svg" xlink:type="simple" xlink:show="embed" xlink:actuate="onLoad" loext:mime-type="image/svg+xml">
                <text:p text:style-name="P1">Arduino</text:p>
              </draw:image>
              <draw:image xlink:href="Pictures/10000201000000C7000000C629322D1488433907.png" xlink:type="simple" xlink:show="embed" xlink:actuate="onLoad" loext:mime-type="image/png"/>
            </draw:frame>
          </draw:g>
          <draw:frame draw:style-name="gr2" draw:text-style-name="P2" draw:layer="layout" svg:width="4.905cm" svg:height="0.713cm" draw:transform="rotate (0.548731516827017) translate (6.432cm 10.166cm)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2" draw:text-style-name="P2" draw:layer="layout" svg:width="2.602cm" svg:height="0.625cm" svg:x="8.05cm" svg:y="12.054cm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2" draw:text-style-name="P2" draw:layer="layout" svg:width="4.905cm" svg:height="0.713cm" draw:transform="rotate (-0.447327887286147) translate (6.388cm 14.711cm)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2" draw:text-style-name="P2" draw:layer="layout" svg:width="2.465cm" svg:height="1.478cm" draw:transform="skewX (-0.00820304748437334) rotate (-1.50464834814431) translate (18.984cm 12.298cm)">
            <draw:image xlink:href="Pictures/1000047900000838000007195AB5124BEC061D19.svg" xlink:type="simple" xlink:show="embed" xlink:actuate="onLoad" loext:mime-type="image/svg+xml">
              <text:p/>
            </draw:image>
            <draw:image xlink:href="Pictures/100002010000005000000045A94134A0FA7261DD.png" xlink:type="simple" xlink:show="embed" xlink:actuate="onLoad" loext:mime-type="image/png"/>
          </draw:frame>
          <draw:frame draw:style-name="gr2" draw:text-style-name="P2" draw:layer="layout" svg:width="2.667cm" svg:height="1.6cm" draw:transform="rotate (-3.13688026460941) translate (19.672cm 9.193cm)">
            <draw:image xlink:href="Pictures/100005470000066000000641BA5F9AC12746B552.svg" xlink:type="simple" xlink:show="embed" xlink:actuate="onLoad" loext:mime-type="image/svg+xml">
              <text:p/>
            </draw:image>
            <draw:image xlink:href="Pictures/100002010000003E0000003DBBCC30F0EF862D5D.png" xlink:type="simple" xlink:show="embed" xlink:actuate="onLoad" loext:mime-type="image/png"/>
          </draw:frame>
          <draw:frame draw:style-name="gr2" draw:text-style-name="P2" draw:layer="layout" svg:width="2.667cm" svg:height="1.6cm" draw:transform="rotate (-3.12972441467623) translate (19.815cm 17.073cm)">
            <draw:image xlink:href="Pictures/1000062D0000066000000641AEA7772A74DEBC71.svg" xlink:type="simple" xlink:show="embed" xlink:actuate="onLoad" loext:mime-type="image/svg+xml">
              <text:p/>
            </draw:image>
            <draw:image xlink:href="Pictures/100002010000003E0000003D4C549A77569FC2E0.png" xlink:type="simple" xlink:show="embed" xlink:actuate="onLoad" loext:mime-type="image/png"/>
          </draw:frame>
          <draw:frame draw:style-name="gr1" draw:text-style-name="P2" draw:layer="layout" svg:width="5.743cm" svg:height="5.08cm" svg:x="2.27cm" svg:y="10.012cm">
            <draw:image xlink:href="Pictures/1000086500000B0F00000A56479D957FC3180E2D.svg" xlink:type="simple" xlink:show="embed" xlink:actuate="onLoad" loext:mime-type="image/svg+xml">
              <text:p text:style-name="P1">Banyan</text:p>
              <text:p text:style-name="P1">OneGPIO</text:p>
              <text:p text:style-name="P1">Component</text:p>
            </draw:image>
            <draw:image xlink:href="Pictures/100002010000006B00000064676A0178B06E3F11.png" xlink:type="simple" xlink:show="embed" xlink:actuate="onLoad" loext:mime-type="image/png"/>
          </draw:frame>
          <draw:frame draw:style-name="gr2" draw:text-style-name="P2" draw:layer="layout" svg:width="4.905cm" svg:height="0.713cm" draw:transform="rotate (-2.53247274464377) translate (10.652cm 7.422cm)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2" draw:text-style-name="P2" draw:layer="layout" svg:width="2.602cm" svg:height="0.625cm" draw:transform="rotate (3.13722933045981) translate (10.651cm 11.922cm)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2" draw:text-style-name="P2" draw:layer="layout" svg:width="4.905cm" svg:height="0.713cm" draw:transform="rotate (2.75796928400144) translate (10.459cm 17.849cm)">
            <draw:image xlink:href="Pictures/1000025800000A2B0000027299B497E0957C249C.svg" xlink:type="simple" xlink:show="embed" xlink:actuate="onLoad" loext:mime-type="image/svg+xml">
              <text:p/>
            </draw:image>
            <draw:image xlink:href="Pictures/1000020100000062000000186007FD4B36FEDC98.png" xlink:type="simple" xlink:show="embed" xlink:actuate="onLoad" loext:mime-type="image/png"/>
          </draw:frame>
          <draw:frame draw:style-name="gr2" draw:text-style-name="P2" draw:layer="layout" svg:width="2.667cm" svg:height="1.6cm" svg:x="16.875cm" svg:y="5.821cm">
            <draw:image xlink:href="Pictures/100005470000066000000641BA5F9AC12746B552.svg" xlink:type="simple" xlink:show="embed" xlink:actuate="onLoad" loext:mime-type="image/svg+xml">
              <text:p/>
            </draw:image>
            <draw:image xlink:href="Pictures/100002010000003E0000003DBBCC30F0EF862D5D.png" xlink:type="simple" xlink:show="embed" xlink:actuate="onLoad" loext:mime-type="image/png"/>
          </draw:frame>
          <draw:frame draw:style-name="gr2" draw:text-style-name="P2" draw:layer="layout" svg:width="2.465cm" svg:height="1.478cm" draw:transform="skewX (-0.00820304748437335) rotate (1.58947134979124) translate (17.683cm 12.679cm)">
            <draw:image xlink:href="Pictures/1000047900000838000007195AB5124BEC061D19.svg" xlink:type="simple" xlink:show="embed" xlink:actuate="onLoad" loext:mime-type="image/svg+xml">
              <text:p/>
            </draw:image>
            <draw:image xlink:href="Pictures/100002010000005000000045A94134A0FA7261DD.png" xlink:type="simple" xlink:show="embed" xlink:actuate="onLoad" loext:mime-type="image/png"/>
          </draw:frame>
          <draw:frame draw:style-name="gr2" draw:text-style-name="P2" draw:layer="layout" svg:width="2.667cm" svg:height="1.6cm" draw:transform="rotate (0.0343829862642883) translate (17.239cm 17.332cm)">
            <draw:image xlink:href="Pictures/1000062D0000066000000641AEA7772A74DEBC71.svg" xlink:type="simple" xlink:show="embed" xlink:actuate="onLoad" loext:mime-type="image/svg+xml">
              <text:p/>
            </draw:image>
            <draw:image xlink:href="Pictures/100002010000003E0000003D4C549A77569FC2E0.png" xlink:type="simple" xlink:show="embed" xlink:actuate="onLoad" loext:mime-type="image/png"/>
          </draw:frame>
        </draw:g>
        <draw:frame draw:style-name="gr3" draw:text-style-name="P4" draw:layer="layout" svg:width="9.168cm" svg:height="1.896cm" svg:x="2.651cm" svg:y="2.016cm">
          <draw:text-box>
            <text:p/>
            <text:p text:style-name="P1"><text:span text:style-name="T1">Banyan OneGPIO Messages</text:span></text:p>
            <text:p/>
          </draw:text-box>
        </draw:frame>
        <draw:frame draw:style-name="gr3" draw:text-style-name="P4" draw:layer="layout" svg:width="9.078cm" svg:height="1.896cm" svg:x="16.36cm" svg:y="2.016cm">
          <draw:text-box>
            <text:p/>
            <text:p text:style-name="P1"><text:span text:style-name="T1">Native Board Specific API Cal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color="#5eb91e"/>
      <style:text-properties fo: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0:24:16.632531231</meta:creation-date>
    <dc:date>2019-04-18T12:08:50.482093854</dc:date>
    <meta:editing-duration>PT22M11S</meta:editing-duration>
    <meta:editing-cycles>4</meta:editing-cycles>
    <meta:generator>LibreOffice/6.2.2.2$Linux_X86_64 LibreOffice_project/20$Build-2</meta:generator>
    <meta:document-statistic meta:object-count="24"/>
  </office:meta>
</office:document-meta>
</file>